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94.07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32.1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/>
    <style:style style:name="ce6" style:family="table-cell" style:parent-style-name="Default" style:data-style-name="N10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 style:data-style-name="N108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110"/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" table:default-cell-style-name="ce5"/>
        <table:table-column table:style-name="co1" table:number-columns-repeated="2" table:default-cell-style-name="Default"/>
        <table:table-column table:style-name="co10" table:default-cell-style-name="ce10"/>
        <table:table-row table:style-name="ro1">
          <table:table-cell table:style-name="ce2" table:number-columns-repeated="6"/>
          <table:table-cell table:style-name="ce6"/>
          <table:table-cell table:style-name="ce8"/>
          <table:table-cell table:style-name="ce2" table:number-columns-repeated="2"/>
          <table:table-cell table:style-name="ce9" table:formula="of:=SUM([.K3:.K38])" office:value-type="currency" office:currency="EUR" office:value="75.6774" calcext:value-type="currency">
            <text:p>€ 75,6774</text:p>
          </table:table-cell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o</text:p>
          </table:table-cell>
          <table:table-cell table:style-name="ce6" office:value-type="string" calcext:value-type="string">
            <text:p>Cost/unit</text:p>
          </table:table-cell>
          <table:table-cell table:style-name="ce8" office:value-type="string" calcext:value-type="string">
            <text:p>Cost/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inimum N</text:p>
          </table:table-cell>
          <table:table-cell table:style-name="ce9" office:value-type="string" calcext:value-type="string">
            <text:p>Total cost / boar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1002ftl/res-thick-film-10k-1-0-1w-0603/dp/2447230" xlink:type="simple">2447230</text:a></text:p>
          </table:table-cell>
          <table:table-cell table:formula="of:=[.H4]/[.I4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1203ftl/res-thick-film-120kohm-1-0-1w/dp/2447239" xlink:type="simple">2447239</text:a></text:p>
          </table:table-cell>
          <table:table-cell table:formula="of:=[.H5]/[.I5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2872ftl/res-thick-film-28-7kohm-1-0-1w/dp/2447318" xlink:type="simple">2447318</text:a></text:p>
          </table:table-cell>
          <table:table-cell table:formula="of:=[.H6]/[.I6]" office:value-type="currency" office:currency="EUR" office:value="0.0036" calcext:value-type="currency">
            <text:p>€ 0,0036</text:p>
          </table:table-cell>
          <table:table-cell office:value-type="currency" office:currency="EUR" office:value="0.036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,04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6802ftl/res-thick-film-68kohm-1-0-1w/dp/2447420" xlink:type="simple">2447420</text:a></text:p>
          </table:table-cell>
          <table:table-cell table:formula="of:=[.H7]/[.I7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,0531</text:p>
          </table:table-cell>
          <table:table-cell office:value-type="currency" office:currency="EUR" office:value="0.531" calcext:value-type="currency">
            <text:p>€ 0,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,1062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204 / C0805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735541" calcext:value-type="float">
            <text:p>1735541</text:p>
          </table:table-cell>
          <table:table-cell table:formula="of:=[.H14]/[.I14]" office:value-type="currency" office:currency="EUR" office:value="0.158" calcext:value-type="currency">
            <text:p>€ 0,1580</text:p>
          </table:table-cell>
          <table:table-cell office:value-type="currency" office:currency="EUR" office:value="0.158" calcext:value-type="currency">
            <text:p>€ 0,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4]*[.G14]" office:value-type="currency" office:currency="EUR" office:value="0.948" calcext:value-type="currency">
            <text:p>€ 0,9480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,0369</text:p>
          </table:table-cell>
          <table:table-cell office:value-type="currency" office:currency="EUR" office:value="0.0369" calcext:value-type="currency">
            <text:p>€ 0,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,2214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walsin/0603n471j500ct/capacitor-mlcc-np0-470pf-50v-0603/dp/2496906" xlink:type="simple">2496906</text:a></text:p>
          </table:table-cell>
          <table:table-cell table:formula="of:=[.H16]/[.I16]" office:value-type="currency" office:currency="EUR" office:value="0.0241" calcext:value-type="currency">
            <text:p>€ 0,0241</text:p>
          </table:table-cell>
          <table:table-cell office:value-type="currency" office:currency="EUR" office:value="0.0241" calcext:value-type="currency">
            <text:p>€ 0,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,1446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number-columns-repeated="2"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3, C24</text:p>
          </table:table-cell>
          <table:table-cell table:number-columns-repeated="2"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,3400</text:p>
          </table:table-cell>
          <table:table-cell office:value-type="currency" office:currency="EUR" office:value="3.4" calcext:value-type="currency">
            <text:p>€ 3,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,680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table:number-columns-repeated="2"/>
          <table:table-cell table:formula="of:=[.H21]/[.I21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1]*[.G21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table:number-columns-repeated="2"/>
          <table:table-cell table:formula="of:=[.H22]/[.I22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2]*[.G22]" office:value-type="currency" office:currency="EUR" office:value="0" calcext:value-type="currency">
            <text:p>€ 0,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H24]/[.I24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4]*[.G24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H25]/[.I25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, P5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table:number-columns-repeated="2"/>
          <table:table-cell table:formula="of:=[.H28]/[.I28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8]*[.G28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H29]/[.I29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9]*[.G29]" office:value-type="currency" office:currency="EUR" office:value="0" calcext:value-type="currency">
            <text:p>€ 0,00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table:style-name="ce4"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,0900</text:p>
          </table:table-cell>
          <table:table-cell office:value-type="currency" office:currency="EUR" office:value="10.9" calcext:value-type="currency">
            <text:p>€ 10,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,2700</text:p>
          </table:table-cell>
        </table:table-row>
        <table:table-row table:style-name="ro1">
          <table:table-cell table:style-name="ce3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4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,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,35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,2000</text:p>
          </table:table-cell>
          <table:table-cell office:value-type="currency" office:currency="EUR" office:value="192" calcext:value-type="currency">
            <text:p>€ 192,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,6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5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,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,3000</text:p>
          </table:table-cell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,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,59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table:number-columns-repeated="6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09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-00-0000</text:date>, <text:time style:data-style-name="N2" text:time-value="13:01:23.914980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0-20T16:39:23.724437918</dc:date>
    <meta:editing-duration>PT3H39M6S</meta:editing-duration>
    <meta:editing-cycles>72</meta:editing-cycles>
    <meta:generator>LibreOffice/5.1.4.2$Linux_X86_64 LibreOffice_project/10m0$Build-2</meta:generator>
    <meta:document-statistic meta:table-count="2" meta:cell-count="528" meta:object-count="0"/>
  </office:meta>
</office:document-meta>
</file>